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gency FB" svg:font-family="'Agency FB'" style:font-family-generic="swiss" style:font-pitch="variable"/>
    <style:font-face style:name="Alef" svg:font-family="Alef" style:font-pitch="variable"/>
    <style:font-face style:name="Algerian" svg:font-family="Algerian" style:font-family-generic="decorative" style:font-pitch="variable"/>
    <style:font-face style:name="Cascadia Mono Light" svg:font-family="'Cascadia Mono Light'" style:font-family-generic="modern" style:font-pitch="fixed"/>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office:font-face-decls>
  <office:automatic-styles>
    <style:style style:name="Tabla1" style:family="table">
      <style:table-properties style:width="20.401cm" table:align="margins"/>
    </style:style>
    <style:style style:name="Tabla1.A" style:family="table-column">
      <style:table-column-properties style:column-width="5.101cm" style:rel-column-width="16383*"/>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Tabla1.4" style:family="table-row">
      <style:table-row-properties style:min-row-height="0.609cm"/>
    </style:style>
    <style:style style:name="P1" style:family="paragraph" style:parent-style-name="Standard">
      <style:text-properties style:font-name="Consolas" fo:font-size="11pt" officeooo:rsid="001b9bc7" officeooo:paragraph-rsid="001b9bc7" style:font-size-asian="11pt" style:font-size-complex="11pt"/>
    </style:style>
    <style:style style:name="P2" style:family="paragraph" style:parent-style-name="Standard">
      <style:text-properties style:font-name="Consolas" fo:font-size="11pt" officeooo:rsid="0030c5e2" officeooo:paragraph-rsid="0030c5e2" style:font-size-asian="11pt" style:font-size-complex="11pt"/>
    </style:style>
    <style:style style:name="P3" style:family="paragraph" style:parent-style-name="Standard">
      <style:text-properties style:font-name="Consolas" fo:font-size="11pt" style:text-underline-style="solid" style:text-underline-width="auto" style:text-underline-color="font-color" officeooo:rsid="0030c5e2" officeooo:paragraph-rsid="0030c5e2" style:font-size-asian="11pt" style:font-size-complex="11pt"/>
    </style:style>
    <style:style style:name="P4" style:family="paragraph" style:parent-style-name="Standard">
      <style:text-properties officeooo:paragraph-rsid="0030c5e2"/>
    </style:style>
    <style:style style:name="P5" style:family="paragraph" style:parent-style-name="Text_20_body">
      <style:text-properties officeooo:paragraph-rsid="00318b10"/>
    </style:style>
    <style:style style:name="P6" style:family="paragraph" style:parent-style-name="Text_20_body" style:list-style-name="L1">
      <style:text-properties officeooo:paragraph-rsid="00318b10"/>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ent-style-name="Text_20_body" style:list-style-name="L2">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ent-style-name="Heading_20_3">
      <style:text-properties style:font-name="Consolas" fo:font-size="11pt" fo:font-style="normal" style:text-underline-style="none" fo:font-weight="bold" style:font-size-asian="11pt" style:font-style-asian="normal" style:font-weight-asian="bold" style:font-size-complex="11pt" style:font-style-complex="normal" style:font-weight-complex="bold"/>
    </style:style>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3"/>
    <style:style style:name="P13" style:family="paragraph" style:parent-style-name="Text_20_body">
      <style:text-properties style:font-name="Consolas" fo:font-size="11pt" style:text-underline-style="solid" style:text-underline-width="auto" style:text-underline-color="font-color" fo:font-weight="bold" officeooo:paragraph-rsid="00356c3e" style:font-size-asian="11pt" style:font-weight-asian="bold" style:font-size-complex="11pt" style:font-weight-complex="bold"/>
    </style:style>
    <style:style style:name="P14" style:family="paragraph" style:parent-style-name="Text_20_body">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15" style:family="paragraph" style:parent-style-name="Heading_20_3">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16" style:family="paragraph" style:parent-style-name="Text_20_body" style:list-style-name="L4">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17" style:family="paragraph" style:parent-style-name="Text_20_body" style:list-style-name="L5"/>
    <style:style style:name="P18" style:family="paragraph" style:parent-style-name="Text_20_body" style:list-style-name="L6">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19" style:family="paragraph" style:parent-style-name="Text_20_body" style:list-style-name="L7"/>
    <style:style style:name="P20" style:family="paragraph" style:parent-style-name="Text_20_body" style:list-style-name="L8">
      <style:paragraph-properties fo:margin-top="0cm" fo:margin-bottom="0cm" style:contextual-spacing="false"/>
    </style:style>
    <style:style style:name="P21" style:family="paragraph" style:parent-style-name="Text_20_body" style:list-style-name="L8"/>
    <style:style style:name="P22" style:family="paragraph" style:parent-style-name="Text_20_body">
      <style:text-properties style:text-underline-style="solid" style:text-underline-width="auto" style:text-underline-color="font-color" fo:font-weight="bold" officeooo:rsid="003eaf9d" officeooo:paragraph-rsid="003eaf9d" style:font-weight-asian="bold" style:font-weight-complex="bold"/>
    </style:style>
    <style:style style:name="P23" style:family="paragraph" style:parent-style-name="Heading_20_3">
      <style:text-properties style:font-name="Consolas" fo:font-size="11pt" fo:font-style="normal" style:text-underline-style="none" fo:font-weight="normal" officeooo:rsid="003eaf9d" officeooo:paragraph-rsid="003eaf9d" style:font-size-asian="11pt" style:font-style-asian="normal" style:font-weight-asian="normal" style:font-size-complex="11pt" style:font-style-complex="normal" style:font-weight-complex="normal"/>
    </style:style>
    <style:style style:name="P24" style:family="paragraph" style:parent-style-name="Text_20_body" style:list-style-name="L9"/>
    <style:style style:name="P25" style:family="paragraph" style:parent-style-name="Text_20_body" style:list-style-name="L9">
      <style:paragraph-properties fo:margin-top="0cm" fo:margin-bottom="0cm" style:contextual-spacing="false"/>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26" style:family="paragraph" style:parent-style-name="Text_20_body" style:list-style-name="L9">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27" style:family="paragraph" style:parent-style-name="Text_20_body" style:list-style-name="L10"/>
    <style:style style:name="P28" style:family="paragraph" style:parent-style-name="Text_20_body" style:list-style-name="L10">
      <style:paragraph-properties fo:margin-top="0cm" fo:margin-bottom="0cm" style:contextual-spacing="false"/>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29" style:family="paragraph" style:parent-style-name="Text_20_body" style:list-style-name="L10">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30" style:family="paragraph" style:parent-style-name="Text_20_body" style:list-style-name="L11"/>
    <style:style style:name="P31" style:family="paragraph" style:parent-style-name="Text_20_body" style:list-style-name="L11">
      <style:paragraph-properties fo:margin-top="0cm" fo:margin-bottom="0cm" style:contextual-spacing="false"/>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32" style:family="paragraph" style:parent-style-name="Text_20_body" style:list-style-name="L11">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33" style:family="paragraph" style:parent-style-name="Text_20_body" style:list-style-name="L12"/>
    <style:style style:name="P34" style:family="paragraph" style:parent-style-name="Text_20_body" style:list-style-name="L12">
      <style:paragraph-properties fo:margin-top="0cm" fo:margin-bottom="0cm" style:contextual-spacing="false"/>
    </style:style>
    <style:style style:name="P35" style:family="paragraph" style:parent-style-name="Text_20_body">
      <style:text-properties fo:font-style="italic" style:text-underline-style="solid" style:text-underline-width="auto" style:text-underline-color="font-color" fo:font-weight="bold" officeooo:rsid="003eaf9d" officeooo:paragraph-rsid="003eaf9d" style:font-style-asian="italic" style:font-weight-asian="bold" style:font-style-complex="italic" style:font-weight-complex="bold"/>
    </style:style>
    <style:style style:name="P36" style:family="paragraph" style:parent-style-name="Text_20_body">
      <style:text-properties fo:font-size="11pt" fo:font-style="italic" style:text-underline-style="solid" style:text-underline-width="auto" style:text-underline-color="font-color" fo:font-weight="bold" officeooo:rsid="004dea8a" officeooo:paragraph-rsid="004dea8a" style:font-size-asian="11pt" style:font-style-asian="italic" style:font-weight-asian="bold" style:font-size-complex="11pt" style:font-style-complex="italic" style:font-weight-complex="bold"/>
    </style:style>
    <style:style style:name="P37" style:family="paragraph" style:parent-style-name="Heading_20_3">
      <style:text-properties style:font-name="Consolas" fo:font-size="11pt" fo:font-style="normal" style:text-underline-style="none" fo:font-weight="bold" officeooo:rsid="0030c5e2" officeooo:paragraph-rsid="0030c5e2" style:font-size-asian="11pt" style:font-style-asian="normal" style:font-weight-asian="bold" style:font-size-complex="11pt" style:font-style-complex="normal" style:font-weight-complex="bold"/>
    </style:style>
    <style:style style:name="P38" style:family="paragraph" style:parent-style-name="Standard">
      <style:text-properties style:font-name="Consolas" fo:font-size="11pt" fo:font-style="normal" style:text-underline-style="none" fo:font-weight="normal" officeooo:rsid="0030c5e2" officeooo:paragraph-rsid="0030c5e2" style:font-size-asian="11pt" style:font-style-asian="normal" style:font-weight-asian="normal" style:font-size-complex="11pt" style:font-style-complex="normal" style:font-weight-complex="normal"/>
    </style:style>
    <style:style style:name="P39" style:family="paragraph" style:parent-style-name="Standard">
      <style:text-properties style:font-name="Consolas" fo:font-size="11pt" fo:font-style="italic" style:text-underline-style="solid" style:text-underline-width="auto" style:text-underline-color="font-color" fo:font-weight="bold" officeooo:rsid="005a975c" officeooo:paragraph-rsid="005a975c" style:font-size-asian="11pt" style:font-style-asian="italic" style:font-weight-asian="bold" style:font-size-complex="11pt" style:font-style-complex="italic" style:font-weight-complex="bold"/>
    </style:style>
    <style:style style:name="P40" style:family="paragraph" style:parent-style-name="Heading_20_3">
      <style:text-properties style:font-name="Consolas" fo:font-size="11pt" fo:font-style="italic" style:text-underline-style="solid" style:text-underline-width="auto" style:text-underline-color="font-color" fo:font-weight="bold" officeooo:rsid="005a975c" officeooo:paragraph-rsid="005a975c" style:font-size-asian="11pt" style:font-style-asian="italic" style:font-weight-asian="bold" style:font-size-complex="11pt" style:font-style-complex="italic" style:font-weight-complex="bold"/>
    </style:style>
    <style:style style:name="P41" style:family="paragraph" style:parent-style-name="Text_20_body" style:list-style-name="L13">
      <style:paragraph-properties fo:margin-top="0cm" fo:margin-bottom="0cm" style:contextual-spacing="false"/>
    </style:style>
    <style:style style:name="P42" style:family="paragraph" style:parent-style-name="Text_20_body" style:list-style-name="L13"/>
    <style:style style:name="P43" style:family="paragraph" style:parent-style-name="Text_20_body" style:list-style-name="L14">
      <style:paragraph-properties fo:margin-top="0cm" fo:margin-bottom="0cm" style:contextual-spacing="false"/>
    </style:style>
    <style:style style:name="P44" style:family="paragraph" style:parent-style-name="Text_20_body" style:list-style-name="L14"/>
    <style:style style:name="P45" style:family="paragraph" style:parent-style-name="Text_20_body" style:list-style-name="L15">
      <style:paragraph-properties fo:margin-top="0cm" fo:margin-bottom="0cm" style:contextual-spacing="false"/>
    </style:style>
    <style:style style:name="P46" style:family="paragraph" style:parent-style-name="Text_20_body" style:list-style-name="L15"/>
    <style:style style:name="P47" style:family="paragraph" style:parent-style-name="Text_20_body" style:list-style-name="L16">
      <style:paragraph-properties fo:margin-top="0cm" fo:margin-bottom="0cm" style:contextual-spacing="false"/>
    </style:style>
    <style:style style:name="P48" style:family="paragraph" style:parent-style-name="Text_20_body" style:list-style-name="L16"/>
    <style:style style:name="P49" style:family="paragraph" style:parent-style-name="Text_20_body" style:list-style-name="L17">
      <style:paragraph-properties fo:margin-top="0cm" fo:margin-bottom="0cm" style:contextual-spacing="false"/>
    </style:style>
    <style:style style:name="P50" style:family="paragraph" style:parent-style-name="Text_20_body" style:list-style-name="L17">
      <style:text-properties officeooo:paragraph-rsid="00617b87"/>
    </style:style>
    <style:style style:name="P51" style:family="paragraph" style:parent-style-name="Standard">
      <style:text-properties style:font-name="Consolas" fo:font-size="11pt" fo:font-style="normal" style:text-underline-style="none" fo:font-weight="normal" officeooo:rsid="0066a957" officeooo:paragraph-rsid="0066a957" style:font-size-asian="11pt" style:font-style-asian="normal" style:font-weight-asian="normal" style:font-size-complex="11pt" style:font-style-complex="normal" style:font-weight-complex="normal"/>
    </style:style>
    <style:style style:name="P52" style:family="paragraph" style:parent-style-name="Standard">
      <style:text-properties style:font-name="Consolas" fo:font-size="11pt" fo:font-style="normal" style:text-underline-style="none" fo:font-weight="bold" officeooo:rsid="0066a957" officeooo:paragraph-rsid="0066a957" style:font-size-asian="11pt" style:font-style-asian="normal" style:font-weight-asian="bold" style:font-size-complex="11pt" style:font-style-complex="normal" style:font-weight-complex="bold"/>
    </style:style>
    <style:style style:name="P53" style:family="paragraph" style:parent-style-name="Heading_20_3">
      <style:text-properties style:font-name="Consolas" fo:font-size="11pt" fo:font-style="normal" style:text-underline-style="none" fo:font-weight="normal" officeooo:rsid="0066a957" officeooo:paragraph-rsid="0066a957" style:font-size-asian="11pt" style:font-style-asian="normal" style:font-weight-asian="normal" style:font-size-complex="11pt" style:font-style-complex="normal" style:font-weight-complex="normal"/>
    </style:style>
    <style:style style:name="P54" style:family="paragraph" style:parent-style-name="Heading_20_4">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P55" style:family="paragraph" style:parent-style-name="Text_20_body" style:list-style-name="L18">
      <style:paragraph-properties fo:margin-top="0cm" fo:margin-bottom="0cm" style:contextual-spacing="false"/>
    </style:style>
    <style:style style:name="P56" style:family="paragraph" style:parent-style-name="Text_20_body" style:list-style-name="L18"/>
    <style:style style:name="P57" style:family="paragraph" style:parent-style-name="Text_20_body" style:list-style-name="L19">
      <style:paragraph-properties fo:margin-top="0cm" fo:margin-bottom="0cm" style:contextual-spacing="false"/>
    </style:style>
    <style:style style:name="P58" style:family="paragraph" style:parent-style-name="Text_20_body" style:list-style-name="L19"/>
    <style:style style:name="P59" style:family="paragraph" style:parent-style-name="Text_20_body" style:list-style-name="L20">
      <style:paragraph-properties fo:margin-top="0cm" fo:margin-bottom="0cm" style:contextual-spacing="false"/>
    </style:style>
    <style:style style:name="P60" style:family="paragraph" style:parent-style-name="Text_20_body" style:list-style-name="L20"/>
    <style:style style:name="P61" style:family="paragraph" style:parent-style-name="Text_20_body">
      <style:text-properties officeooo:paragraph-rsid="0070cb73"/>
    </style:style>
    <style:style style:name="P62" style:family="paragraph" style:parent-style-name="Table_20_Contents">
      <style:text-properties style:font-name="Consolas" fo:font-size="11pt" style:font-size-asian="11pt" style:font-size-complex="11pt"/>
    </style:style>
    <style:style style:name="P63" style:family="paragraph" style:parent-style-name="Standard">
      <style:paragraph-properties fo:margin-top="0cm" fo:margin-bottom="0.499cm" style:contextual-spacing="false"/>
      <style:text-properties style:font-name="Consolas" fo:font-size="11pt" style:font-size-asian="11pt" style:font-size-complex="11pt"/>
    </style:style>
    <style:style style:name="P64" style:family="paragraph" style:parent-style-name="Text_20_body">
      <style:text-properties style:font-name="Consolas" fo:font-size="11pt" officeooo:paragraph-rsid="0070cb73" style:font-size-asian="11pt" style:font-size-complex="11pt"/>
    </style:style>
    <style:style style:name="P65" style:family="paragraph" style:parent-style-name="Text_20_body">
      <style:text-properties style:font-name="Consolas" fo:font-size="11pt" fo:font-weight="bold" officeooo:rsid="007ecaff" officeooo:paragraph-rsid="007ecaff" style:font-size-asian="11pt" style:font-weight-asian="bold" style:font-size-complex="11pt" style:font-weight-complex="bold"/>
    </style:style>
    <style:style style:name="P66" style:family="paragraph" style:parent-style-name="Text_20_body">
      <style:text-properties style:font-name="Consolas" fo:font-size="11pt" officeooo:rsid="007ecaff" officeooo:paragraph-rsid="007ecaff" style:font-size-asian="11pt" style:font-size-complex="11pt"/>
    </style:style>
    <style:style style:name="P67" style:family="paragraph" style:parent-style-name="Text_20_body" style:list-style-name="L21">
      <style:paragraph-properties fo:margin-top="0cm" fo:margin-bottom="0cm" style:contextual-spacing="false"/>
    </style:style>
    <style:style style:name="P68" style:family="paragraph" style:parent-style-name="Text_20_body" style:list-style-name="L21"/>
    <style:style style:name="P69" style:family="paragraph" style:parent-style-name="Text_20_body" style:list-style-name="L22">
      <style:paragraph-properties fo:margin-top="0cm" fo:margin-bottom="0cm" style:contextual-spacing="false"/>
    </style:style>
    <style:style style:name="P70" style:family="paragraph" style:parent-style-name="Text_20_body" style:list-style-name="L22"/>
    <style:style style:name="P71" style:family="paragraph" style:parent-style-name="Text_20_body">
      <style:text-properties style:font-name="Consolas" fo:font-style="normal" style:text-underline-style="none" fo:font-weight="normal" style:font-style-asian="normal" style:font-weight-asian="normal" style:font-style-complex="normal" style:font-weight-complex="normal"/>
    </style:style>
    <style:style style:name="P72" style:family="paragraph" style:parent-style-name="Text_20_body" style:list-style-name="L23">
      <style:paragraph-properties fo:margin-top="0cm" fo:margin-bottom="0cm" style:contextual-spacing="false"/>
    </style:style>
    <style:style style:name="P73" style:family="paragraph" style:parent-style-name="Text_20_body" style:list-style-name="L23"/>
    <style:style style:name="P74" style:family="paragraph" style:parent-style-name="Text_20_body">
      <style:text-properties style:font-name="Consolas" fo:font-size="11pt" officeooo:paragraph-rsid="007ecaff" style:font-size-asian="11pt" style:font-size-complex="11pt"/>
    </style:style>
    <style:style style:name="P75" style:family="paragraph" style:parent-style-name="Text_20_body">
      <style:text-properties style:font-name="Consolas" fo:font-size="11pt" fo:font-style="normal" style:text-underline-style="none" fo:font-weight="normal" officeooo:rsid="007ecaff" officeooo:paragraph-rsid="007ecaff" style:font-size-asian="11pt" style:font-style-asian="normal" style:font-weight-asian="normal" style:font-size-complex="11pt" style:font-style-complex="normal" style:font-weight-complex="normal"/>
    </style:style>
    <style:style style:name="P76" style:family="paragraph" style:parent-style-name="Text_20_body">
      <style:text-properties style:font-name="Consolas" fo:font-size="11pt" fo:font-weight="bold" officeooo:paragraph-rsid="0081720e" style:font-size-asian="11pt" style:font-weight-asian="bold" style:font-size-complex="11pt" style:font-weight-complex="bold"/>
    </style:style>
    <style:style style:name="P77" style:family="paragraph" style:parent-style-name="Heading_20_3">
      <style:text-properties style:font-name="Consolas" fo:font-size="11pt" fo:font-style="normal" style:text-underline-style="none" fo:font-weight="normal" officeooo:paragraph-rsid="0081720e" style:font-size-asian="11pt" style:font-style-asian="normal" style:font-weight-asian="normal" style:font-size-complex="11pt" style:font-style-complex="normal" style:font-weight-complex="normal"/>
    </style:style>
    <style:style style:name="P78" style:family="paragraph" style:parent-style-name="Text_20_body" style:list-style-name="L24"/>
    <style:style style:name="P79" style:family="paragraph" style:parent-style-name="Text_20_body" style:list-style-name="L24">
      <style:paragraph-properties fo:margin-top="0cm" fo:margin-bottom="0cm" style:contextual-spacing="false"/>
    </style:style>
    <style:style style:name="P80" style:family="paragraph" style:parent-style-name="Text_20_body">
      <style:text-properties style:font-name="Consolas" fo:font-size="11pt" fo:font-weight="normal" officeooo:paragraph-rsid="0081720e" style:font-size-asian="11pt" style:font-weight-asian="normal" style:font-size-complex="11pt" style:font-weight-complex="normal"/>
    </style:style>
    <style:style style:name="T1" style:family="text">
      <style:text-properties style:font-name="Consolas" fo:font-size="11pt" fo:font-style="normal" style:text-underline-style="solid" style:text-underline-width="auto" style:text-underline-color="font-color" fo:font-weight="bold" officeooo:rsid="0030c5e2" style:font-size-asian="11pt" style:font-style-asian="normal" style:font-weight-asian="bold" style:font-size-complex="11pt" style:font-style-complex="normal" style:font-weight-complex="bold"/>
    </style:style>
    <style:style style:name="T2" style:family="text">
      <style:text-properties style:font-name="Consolas" fo:font-size="11pt" fo:font-style="normal" style:text-underline-style="solid" style:text-underline-width="auto" style:text-underline-color="font-color" fo:font-weight="normal" officeooo:rsid="0030c5e2" style:font-size-asian="11pt" style:font-style-asian="normal" style:font-weight-asian="normal" style:font-size-complex="11pt" style:font-style-complex="normal" style:font-weight-complex="normal"/>
    </style:style>
    <style:style style:name="T3" style:family="text">
      <style:text-properties style:font-name="Consola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4" style:family="text">
      <style:text-properties style:font-name="Consolas" fo:font-size="11pt"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style:font-name="Consolas" fo:font-size="11pt" fo:font-style="normal" style:text-underline-style="none" fo:font-weight="bold" style:font-size-asian="11pt" style:font-style-asian="normal" style:font-weight-asian="bold" style:font-size-complex="11pt" style:font-style-complex="normal" style:font-weight-complex="bold"/>
    </style:style>
    <style:style style:name="T6" style:family="text">
      <style:text-properties style:font-name="Consolas" fo:font-size="11pt" fo:font-style="normal" style:text-underline-style="none" fo:font-weight="normal" officeooo:rsid="00318daf" style:font-size-asian="11pt" style:font-style-asian="normal" style:font-weight-asian="normal" style:font-size-complex="11pt" style:font-style-complex="normal" style:font-weight-complex="normal"/>
    </style:style>
    <style:style style:name="T7" style:family="text">
      <style:text-properties style:font-name="Consolas" fo:font-size="11pt" fo:font-style="normal" style:text-underline-style="none" fo:font-weight="normal" officeooo:rsid="003213a9" style:font-size-asian="11pt" style:font-style-asian="normal" style:font-weight-asian="normal" style:font-size-complex="11pt" style:font-style-complex="normal" style:font-weight-complex="normal"/>
    </style:style>
    <style:style style:name="T8" style:family="text">
      <style:text-properties fo:font-style="normal" officeooo:rsid="00356c3e" style:font-style-asian="normal" style:font-style-complex="normal"/>
    </style:style>
    <style:style style:name="T9" style:family="text">
      <style:text-properties fo:font-variant="normal" fo:text-transform="none" fo:color="#212529" loext:opacity="100%" fo:letter-spacing="normal" fo:font-style="normal" style:font-style-asian="normal" style:font-style-complex="normal"/>
    </style:style>
    <style:style style:name="T10" style:family="text">
      <style:text-properties fo:font-variant="normal" fo:text-transform="none" fo:color="#212529" loext:opacity="100%" fo:letter-spacing="normal" fo:language="en" fo:country="US" fo:font-style="normal" style:font-style-asian="normal" style:font-style-complex="normal"/>
    </style:style>
    <style:style style:name="T11" style:family="text">
      <style:text-properties fo:font-style="normal" style:font-style-asian="normal" style:font-style-complex="normal"/>
    </style:style>
    <style:style style:name="T12" style:family="text">
      <style:text-properties style:font-name="Consolas" fo:font-size="11pt" fo:font-style="normal" style:font-size-asian="11pt" style:font-style-asian="normal" style:font-size-complex="11pt" style:font-style-complex="normal"/>
    </style:style>
    <style:style style:name="T13" style:family="text">
      <style:text-properties officeooo:rsid="004884a8"/>
    </style:style>
    <style:style style:name="T14" style:family="text">
      <style:text-properties style:font-name="Consolas" fo:font-size="11pt" style:font-size-asian="11pt" style:font-size-complex="11pt"/>
    </style:style>
    <style:style style:name="T15" style:family="text">
      <style:text-properties style:font-name="Consolas"/>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style:font-name="Consolas" fo:font-size="11pt" fo:font-style="normal" style:text-underline-style="none" fo:font-weight="normal" officeooo:rsid="005c6029" style:font-size-asian="11pt" style:font-style-asian="normal" style:font-weight-asian="normal" style:font-size-complex="11pt" style:font-style-complex="normal" style:font-weight-complex="normal"/>
    </style:style>
    <style:style style:name="T18" style:family="text">
      <style:text-properties style:font-name="Consolas" fo:font-size="11pt" fo:font-style="normal" style:text-underline-style="none" fo:font-weight="normal" officeooo:rsid="00617b87" style:font-size-asian="11pt" style:font-style-asian="normal" style:font-weight-asian="normal" style:font-size-complex="11pt" style:font-style-complex="normal" style:font-weight-complex="normal"/>
    </style:style>
    <style:style style:name="T19" style:family="text">
      <style:text-properties officeooo:rsid="006ca0ea"/>
    </style:style>
    <style:style style:name="T20" style:family="text">
      <style:text-properties style:font-name="Consolas" fo:font-size="11pt" fo:font-style="normal" style:text-underline-style="none" fo:font-weight="normal" officeooo:rsid="0070cb73" style:font-size-asian="11pt" style:font-style-asian="normal" style:font-weight-asian="normal" style:font-size-complex="11pt" style:font-style-complex="normal" style:font-weight-complex="normal"/>
    </style:style>
    <style:style style:name="T21" style:family="text">
      <style:text-properties fo:font-weight="bold" style:font-weight-asian="bold" style:font-weight-complex="bold"/>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style:font-name="Consolas" fo:font-style="normal" style:text-underline-style="none" fo:font-weight="normal" style:font-style-asian="normal" style:font-weight-asian="normal" style:font-style-complex="normal" style:font-weight-complex="normal"/>
    </style:style>
    <style:style style:name="T24" style:family="text">
      <style:text-properties officeooo:rsid="0081720e"/>
    </style:style>
    <style:style style:name="T25" style:family="text">
      <style:text-properties fo:font-variant="normal" fo:text-transform="none" fo:color="#212529" loext:opacity="100%" fo:letter-spacing="normal" fo:font-style="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IE02 Suzdalenko Alexey</text:p>
      <text:p text:style-name="P1"/>
      <text:p text:style-name="P2">PRIMERA ACTIVIDAD</text:p>
      <text:p text:style-name="P3"/>
      <text:p text:style-name="P4"><text:span text:style-name="T1">1.</text:span><text:span text:style-name="T2"> </text:span><text:span text:style-name="Strong_20_Emphasis"><text:span text:style-name="T3">Grandes Almacenes</text:span></text:span></text:p>
      <text:p text:style-name="P5"><text:span text:style-name="Strong_20_Emphasis"><text:span text:style-name="T4">Cultura Predominante:</text:span></text:span></text:p>
      <text:p text:style-name="P5"><text:span text:style-name="Strong_20_Emphasis"><text:span text:style-name="T4"><text:tab/>Cultura de Control:</text:span></text:span></text:p>
      <text:p text:style-name="P5"><text:span text:style-name="Strong_20_Emphasis"><text:span text:style-name="T4"><text:tab/><text:tab/></text:span></text:span><text:span text:style-name="T4">Esta cultura se caracteriza por una fuerte jerarquía y un enfoque en la regulación de procesos. En el caso de los Grandes Almacenes, es probable que haya procedimientos estandarizados y un fuerte énfasis en la eficiencia operativa para asegurar que todas las transacciones y servicios se realicen de manera fluida. Esto se refleja en el énfasis en las métricas de desempeño y el cumplimiento de normativas.</text:span></text:p>
      <text:list text:style-name="L1">
        <text:list-header>
          <text:p text:style-name="P6"><text:span text:style-name="Strong_20_Emphasis"><text:span text:style-name="T4">Cultura de Tareas:</text:span></text:span></text:p>
          <text:list>
            <text:list-header>
              <text:p text:style-name="P6"><text:span text:style-name="T4">También puede haber una cultura de tareas, donde la atención está centrada en el cumplimiento de objetivos y la realización de tareas específicas. Esto se puede ver en la forma en que los empleados están organizados por departamentos con funciones claramente definidas.</text:span></text:p>
            </text:list-header>
          </text:list>
        </text:list-header>
      </text:list>
      <text:h text:style-name="Heading_20_3" text:outline-level="3"><text:span text:style-name="Strong_20_Emphasis"><text:span text:style-name="T5">Asociación</text:span></text:span></text:h>
      <text:p text:style-name="Text_20_body"><text:span text:style-name="Strong_20_Emphasis"><text:span text:style-name="T4">Cultura Predominante:</text:span></text:span></text:p>
      <text:list text:style-name="L2">
        <text:list-header>
          <text:p text:style-name="P7"><text:span text:style-name="Strong_20_Emphasis"><text:span text:style-name="T4">Cultura de Clan:</text:span></text:span></text:p>
          <text:list>
            <text:list-header>
              <text:p text:style-name="P8">La cultura de clan se caracteriza por un ambiente colaborativo y un sentido de pertenencia. En el caso de la Asociación, se podría observar un enfoque en el trabajo en equipo, la participación activa de los miembros y un fuerte compromiso con la misión de la organización. Este tipo de cultura favorece la comunicación abierta y las relaciones interpersonales sólidas.</text:p>
            </text:list-header>
          </text:list>
          <text:p text:style-name="P7"><text:span text:style-name="Strong_20_Emphasis"><text:span text:style-name="T4">Cultura de Innovación:</text:span></text:span></text:p>
          <text:list text:continue-numbering="true">
            <text:list-header>
              <text:p text:style-name="P9">También puede haber elementos de cultura de innovación, donde se fomenta la creatividad y la búsqueda de nuevas ideas para mejorar los servicios ofrecidos. Esto puede reflejarse en cómo la Asociación se adapta a los cambios y busca constantemente mejorar su impacto social.</text:p>
            </text:list-header>
          </text:list>
        </text:list-header>
      </text:list>
      <text:h text:style-name="P10" text:outline-level="3">Resumen</text:h>
      <text:list text:style-name="L3">
        <text:list-header>
          <text:p text:style-name="P11"><text:span text:style-name="Strong_20_Emphasis"><text:span text:style-name="T4">Grandes Almacenes:</text:span></text:span><text:span text:style-name="T4"> Predomina la cultura de control y de tareas.</text:span></text:p>
          <text:p text:style-name="P12"><text:span text:style-name="Strong_20_Emphasis"><text:span text:style-name="T4">Asociación:</text:span></text:span><text:span text:style-name="T4"> Predomina la cultura de clan y de innovación </text:span><text:span text:style-name="T6">y </text:span><text:span text:style-name="T7">los enlacen horizontales para solucionar tareas del día día</text:span><text:span text:style-name="T4">.</text:span></text:p>
        </text:list-header>
      </text:list>
      <text:p text:style-name="Text_20_body"><text:span text:style-name="T4"/></text:p>
      <text:p text:style-name="Text_20_body"><text:span text:style-name="T4"/></text:p>
      <text:p text:style-name="Text_20_body"><text:span text:style-name="T4"/></text:p>
      <text:p text:style-name="P13"><text:span text:style-name="T8">2. </text:span><text:span text:style-name="T9">Teoría de </text:span><text:span text:style-name="T10">McGregor</text:span><text:span text:style-name="T11"> </text:span></text:p>
      <text:p text:style-name="P14">La Teoría de McGregor, también conocida como Teoría X y Teoría Y, se utiliza para describir dos estilos de gestión que representan diferentes percepciones sobre la naturaleza humana y la motivación en el trabajo. Veamos cómo se relacionan estas teorías con el caso de la unidad.</text:p>
      <text:h text:style-name="P15" text:outline-level="3">Teoría X</text:h>
      <text:p text:style-name="Text_20_body"><text:span text:style-name="Strong_20_Emphasis"><text:span text:style-name="T4">Descripción:</text:span></text:span></text:p>
      <text:list text:style-name="L4">
        <text:list-header>
          <text:p text:style-name="P16">La Teoría X asume que los empleados son inherentemente perezosos, no les gusta trabajar, y necesitan ser controlados y dirigidos estrictamente. Se basa en una visión negativa de la naturaleza humana.</text:p>
        </text:list-header>
      </text:list>
      <text:p text:style-name="Text_20_body"><text:soft-page-break/><text:span text:style-name="Strong_20_Emphasis"><text:span text:style-name="T4">Relación con el Caso:</text:span></text:span></text:p>
      <text:list text:style-name="L5">
        <text:list-header>
          <text:p text:style-name="P17"><text:span text:style-name="T4">En el contexto de los </text:span><text:span text:style-name="Strong_20_Emphasis"><text:span text:style-name="T4">Grandes Almacenes</text:span></text:span><text:span text:style-name="T4">, es probable que se aplique un enfoque de </text:span><text:span text:style-name="Strong_20_Emphasis"><text:span text:style-name="T4">Teoría X</text:span></text:span><text:span text:style-name="T4"> en ciertos aspectos, especialmente en el cumplimiento de procedimientos y normativas. Esto podría reflejarse en un ambiente donde se requiere un control constante de los empleados, como en las ventas y el servicio al cliente, donde se supervisan de cerca las métricas de desempeño. Los gerentes pueden sentir que necesitan motivar a los empleados a través de incentivos externos y supervisión estricta para lograr resultados.</text:span></text:p>
        </text:list-header>
      </text:list>
      <text:h text:style-name="P15" text:outline-level="3">Teoría Y</text:h>
      <text:p text:style-name="Text_20_body"><text:span text:style-name="Strong_20_Emphasis"><text:span text:style-name="T4">Descripción:</text:span></text:span></text:p>
      <text:list text:style-name="L6">
        <text:list-header>
          <text:p text:style-name="P18">La Teoría Y, en cambio, propone que los empleados son motivados por el trabajo, son responsables y buscan autorealización. Se basa en una visión más positiva de la naturaleza humana.</text:p>
        </text:list-header>
      </text:list>
      <text:p text:style-name="Text_20_body"><text:span text:style-name="Strong_20_Emphasis"><text:span text:style-name="T4">Relación con el Caso:</text:span></text:span></text:p>
      <text:list text:style-name="L7">
        <text:list-header>
          <text:p text:style-name="P19"><text:span text:style-name="T4">En el caso de la </text:span><text:span text:style-name="Strong_20_Emphasis"><text:span text:style-name="T4">Asociación</text:span></text:span><text:span text:style-name="T4">, se puede observar un enfoque de </text:span><text:span text:style-name="Strong_20_Emphasis"><text:span text:style-name="T4">Teoría Y</text:span></text:span><text:span text:style-name="T4">. La cultura de clan y la colaboración fomentan un ambiente donde los miembros de la Asociación se sienten valorados y motivados intrínsecamente para contribuir a la misión y objetivos de la organización. Aquí, los líderes pueden adoptar un estilo más participativo, promoviendo la creatividad y la toma de decisiones conjunta, lo que alienta a los empleados a involucrarse más y a sentirse responsables por su trabajo.</text:span></text:p>
        </text:list-header>
      </text:list>
      <text:h text:style-name="P15" text:outline-level="3">Resumen</text:h>
      <text:list text:style-name="L8">
        <text:list-header>
          <text:p text:style-name="P20"><text:span text:style-name="Strong_20_Emphasis"><text:span text:style-name="T4">Grandes Almacenes:</text:span></text:span><text:span text:style-name="T4"> Se relaciona más con la </text:span><text:span text:style-name="Strong_20_Emphasis"><text:span text:style-name="T4">Teoría X</text:span></text:span><text:span text:style-name="T4">, donde hay un enfoque en el control y la supervisión estricta.</text:span></text:p>
          <text:p text:style-name="P21"><text:span text:style-name="Strong_20_Emphasis"><text:span text:style-name="T4">Asociación:</text:span></text:span><text:span text:style-name="T4"> Se alinea más con la </text:span><text:span text:style-name="Strong_20_Emphasis"><text:span text:style-name="T4">Teoría Y</text:span></text:span><text:span text:style-name="T4">, donde se promueve la colaboración y la motivación intrínseca de los empleados.</text:span></text:p>
        </text:list-header>
      </text:list>
      <text:p text:style-name="Text_20_body"><text:span text:style-name="T4"/></text:p>
      <text:p text:style-name="Text_20_body"><text:span text:style-name="T4"/></text:p>
      <text:p text:style-name="Text_20_body"><text:span text:style-name="T4"/></text:p>
      <text:p text:style-name="P22"><text:span text:style-name="T12">3. Identifico y describo los subsistemas funcionales que tendría mi idea de negocio que es una empresa que hace el servicio de desarrollo de software personalizado para todo tipo de empresas.</text:span></text:p>
      <text:h text:style-name="P23" text:outline-level="3">Listado de Tareas</text:h>
      <text:list text:style-name="L9">
        <text:list-item>
          <text:p text:style-name="P24"><text:span text:style-name="Strong_20_Emphasis"><text:span text:style-name="T4">Análisis de Requerimientos:</text:span></text:span></text:p>
          <text:list>
            <text:list-header>
              <text:p text:style-name="P25">Reunir información de los clientes sobre sus necesidades.</text:p>
              <text:p text:style-name="P25">Elaborar especificaciones del software.</text:p>
            </text:list-header>
          </text:list>
        </text:list-item>
        <text:list-item>
          <text:p text:style-name="P24"><text:span text:style-name="Strong_20_Emphasis"><text:span text:style-name="T4">Diseño del Software:</text:span></text:span></text:p>
          <text:list>
            <text:list-header>
              <text:p text:style-name="P25">Crear prototipos y maquetas.</text:p>
              <text:p text:style-name="P25">Definir la arquitectura del software.</text:p>
            </text:list-header>
          </text:list>
        </text:list-item>
        <text:list-item>
          <text:p text:style-name="P24"><text:span text:style-name="Strong_20_Emphasis"><text:span text:style-name="T4">Desarrollo:</text:span></text:span></text:p>
          <text:list>
            <text:list-header>
              <text:p text:style-name="P25">Programar las funcionalidades del software.</text:p>
              <text:p text:style-name="P25">Realizar pruebas unitarias.</text:p>
            </text:list-header>
          </text:list>
        </text:list-item>
        <text:list-item>
          <text:p text:style-name="P24"><text:span text:style-name="Strong_20_Emphasis"><text:span text:style-name="T4">Pruebas:</text:span></text:span></text:p>
          <text:list>
            <text:list-header>
              <text:p text:style-name="P25">Probar el software en diferentes escenarios.</text:p>
              <text:p text:style-name="P25">Validar que cumple con los requerimientos.</text:p>
            </text:list-header>
          </text:list>
        </text:list-item>
        <text:list-item>
          <text:p text:style-name="P24"><text:span text:style-name="Strong_20_Emphasis"><text:span text:style-name="T4">Implementación:</text:span></text:span></text:p>
          <text:list>
            <text:list-header>
              <text:p text:style-name="P25">Instalar el software en el entorno del cliente.</text:p>
              <text:p text:style-name="P25"><text:soft-page-break/>Capacitar a los usuarios sobre cómo utilizar el software.</text:p>
            </text:list-header>
          </text:list>
        </text:list-item>
        <text:list-item>
          <text:p text:style-name="P24"><text:span text:style-name="Strong_20_Emphasis"><text:span text:style-name="T4">Soporte Técnico:</text:span></text:span></text:p>
          <text:list>
            <text:list-header>
              <text:p text:style-name="P25">Brindar asistencia a los usuarios.</text:p>
              <text:p text:style-name="P25">Corregir errores y realizar actualizaciones.</text:p>
            </text:list-header>
          </text:list>
        </text:list-item>
        <text:list-item>
          <text:p text:style-name="P24"><text:span text:style-name="Strong_20_Emphasis"><text:span text:style-name="T4">Marketing y Ventas:</text:span></text:span></text:p>
          <text:list>
            <text:list-header>
              <text:p text:style-name="P25">Crear campañas de promoción.</text:p>
              <text:p text:style-name="P25">Negociar contratos con clientes.</text:p>
            </text:list-header>
          </text:list>
        </text:list-item>
        <text:list-item>
          <text:p text:style-name="P24"><text:span text:style-name="Strong_20_Emphasis"><text:span text:style-name="T4">Gestión Administrativa:</text:span></text:span></text:p>
          <text:list>
            <text:list-header>
              <text:p text:style-name="P25">Manejar la contabilidad y finanzas.</text:p>
              <text:p text:style-name="P26">Realizar gestión de recursos humanos.</text:p>
            </text:list-header>
          </text:list>
        </text:list-item>
      </text:list>
      <text:h text:style-name="P15" text:outline-level="3">2. Grupos de Tareas</text:h>
      <text:list text:style-name="L10">
        <text:list-header>
          <text:p text:style-name="P27"><text:span text:style-name="Strong_20_Emphasis"><text:span text:style-name="T4">Grupo 1: Desarrollo del Software</text:span></text:span></text:p>
          <text:list>
            <text:list-header>
              <text:p text:style-name="P28">Análisis de Requerimientos</text:p>
              <text:p text:style-name="P28">Diseño del Software</text:p>
              <text:p text:style-name="P28">Desarrollo</text:p>
              <text:p text:style-name="P28">Pruebas</text:p>
            </text:list-header>
          </text:list>
          <text:p text:style-name="P27"><text:span text:style-name="Strong_20_Emphasis"><text:span text:style-name="T4">Grupo 2: Implementación y Soporte</text:span></text:span></text:p>
          <text:list text:continue-numbering="true">
            <text:list-header>
              <text:p text:style-name="P28">Implementación</text:p>
              <text:p text:style-name="P28">Soporte Técnico</text:p>
            </text:list-header>
          </text:list>
          <text:p text:style-name="P27"><text:span text:style-name="Strong_20_Emphasis"><text:span text:style-name="T4">Grupo 3: Marketing y Ventas</text:span></text:span></text:p>
          <text:list text:continue-numbering="true">
            <text:list-header>
              <text:p text:style-name="P28">Marketing y Ventas</text:p>
            </text:list-header>
          </text:list>
          <text:p text:style-name="P27"><text:span text:style-name="Strong_20_Emphasis"><text:span text:style-name="T4">Grupo 4: Gestión Administrativa</text:span></text:span></text:p>
          <text:list text:continue-numbering="true">
            <text:list-header>
              <text:p text:style-name="P29">Gestión Administrativa</text:p>
            </text:list-header>
          </text:list>
        </text:list-header>
      </text:list>
      <text:h text:style-name="P15" text:outline-level="3">3. Función del Grupo</text:h>
      <text:list text:style-name="L11">
        <text:list-header>
          <text:p text:style-name="P30"><text:span text:style-name="Strong_20_Emphasis"><text:span text:style-name="T4">Función del Grupo 1: Desarrollo del Software</text:span></text:span></text:p>
          <text:list>
            <text:list-header>
              <text:p text:style-name="P31">Crear y asegurar la calidad del software que satisfaga las necesidades del cliente.</text:p>
            </text:list-header>
          </text:list>
          <text:p text:style-name="P30"><text:span text:style-name="Strong_20_Emphasis"><text:span text:style-name="T4">Función del Grupo 2: Implementación y Soporte</text:span></text:span></text:p>
          <text:list text:continue-numbering="true">
            <text:list-header>
              <text:p text:style-name="P31">Garantizar que el software se implemente correctamente y que los usuarios reciban asistencia.</text:p>
            </text:list-header>
          </text:list>
          <text:p text:style-name="P30"><text:span text:style-name="Strong_20_Emphasis"><text:span text:style-name="T4">Función del Grupo 3: Marketing y Ventas</text:span></text:span></text:p>
          <text:list text:continue-numbering="true">
            <text:list-header>
              <text:p text:style-name="P31">Promover el software y generar ventas.</text:p>
            </text:list-header>
          </text:list>
          <text:p text:style-name="P30"><text:span text:style-name="Strong_20_Emphasis"><text:span text:style-name="T4">Función del Grupo 4: Gestión Administrativa</text:span></text:span></text:p>
          <text:list text:continue-numbering="true">
            <text:list-header>
              <text:p text:style-name="P32">Administrar los recursos y asegurar el funcionamiento eficiente del negocio.</text:p>
            </text:list-header>
          </text:list>
        </text:list-header>
      </text:list>
      <text:h text:style-name="P15" text:outline-level="3">4. Asociación de Funciones a Subsistemas Funcionales</text:h>
      <text:list text:style-name="L12">
        <text:list-header>
          <text:p text:style-name="P33"><text:span text:style-name="Strong_20_Emphasis"><text:span text:style-name="T4">Subsistema de Desarrollo:</text:span></text:span></text:p>
          <text:list>
            <text:list-header>
              <text:p text:style-name="P34"><text:span text:style-name="T4">Agrupa las funciones de </text:span><text:span text:style-name="Strong_20_Emphasis"><text:span text:style-name="T4">Desarrollo del Software</text:span></text:span><text:span text:style-name="T4">.</text:span></text:p>
            </text:list-header>
          </text:list>
          <text:p text:style-name="P33"><text:span text:style-name="Strong_20_Emphasis"><text:span text:style-name="T4">Subsistema de Implementación y Soporte:</text:span></text:span></text:p>
          <text:list text:continue-numbering="true">
            <text:list-header>
              <text:p text:style-name="P34"><text:span text:style-name="T4">Agrupa las funciones de </text:span><text:span text:style-name="Strong_20_Emphasis"><text:span text:style-name="T4">Implementación y Soporte</text:span></text:span><text:span text:style-name="T4">.</text:span></text:p>
            </text:list-header>
          </text:list>
          <text:p text:style-name="P33"><text:span text:style-name="Strong_20_Emphasis"><text:span text:style-name="T4">Subsistema de Marketing:</text:span></text:span></text:p>
          <text:list text:continue-numbering="true">
            <text:list-header>
              <text:p text:style-name="P34"><text:span text:style-name="T4">Agrupa las funciones de </text:span><text:span text:style-name="Strong_20_Emphasis"><text:span text:style-name="T4">Marketing y Ventas</text:span></text:span><text:span text:style-name="T4">.</text:span></text:p>
            </text:list-header>
          </text:list>
          <text:p text:style-name="P33"><text:span text:style-name="Strong_20_Emphasis"><text:span text:style-name="T4">Subsistema Administrativo:</text:span></text:span></text:p>
          <text:list text:continue-numbering="true">
            <text:list-header>
              <text:p text:style-name="P33"><text:span text:style-name="T4">Agrupa las funciones de </text:span><text:span text:style-name="Strong_20_Emphasis"><text:span text:style-name="T4">Gestión Administrativa</text:span></text:span><text:span text:style-name="T4">.</text:span></text:p>
            </text:list-header>
          </text:list>
        </text:list-header>
      </text:list>
      <text:p text:style-name="P14">Con este esquema, <text:span text:style-name="T13">tengo</text:span> una visión clara de los subsistemas funcionales que <text:span text:style-name="T13">mi idea de</text:span> negocio necesitará para operar eficazmente.</text:p>
      <text:p text:style-name="P35"><text:soft-page-break/><text:span text:style-name="T14"/></text:p>
      <text:p text:style-name="P36"><text:span text:style-name="T15">4. Terminos, describo y busco significado relacionado con contenidos de la unidad.</text:span></text:p>
      <text:h text:style-name="P37" text:outline-level="3">Flexiseguridad</text:h>
      <text:p text:style-name="Text_20_body"><text:span text:style-name="Strong_20_Emphasis"><text:span text:style-name="T4">Significado:</text:span></text:span><text:span text:style-name="T4"> La flexiseguridad es un concepto que combina la flexibilidad laboral y la seguridad social. Se refiere a un modelo de empleo en el que se promueve la adaptabilidad de las empresas y trabajadores a los cambios del mercado laboral, garantizando al mismo tiempo derechos y protección social para los empleados. Este modelo busca equilibrar la flexibilidad que las empresas requieren para ser competitivas con la seguridad que los trabajadores necesitan para tener estabilidad en sus vidas laborales.</text:span></text:p>
      <text:p text:style-name="Text_20_body"><text:span text:style-name="Strong_20_Emphasis"><text:span text:style-name="T4">Relación con los contenidos:</text:span></text:span><text:span text:style-name="T4"> La flexiseguridad se relaciona con la cultura organizacional y la ética en la empresa, ya que fomenta un entorno laboral justo y adaptable. En un contexto de ética empresarial, la flexiseguridad contribuye a crear un ambiente donde se valoran tanto las necesidades de la empresa como el bienestar de los empleados, promoviendo un clima laboral positivo y ético.</text:span></text:p>
      <text:h text:style-name="P10" text:outline-level="3">Certificado EFR</text:h>
      <text:p text:style-name="Text_20_body"><text:span text:style-name="Strong_20_Emphasis"><text:span text:style-name="T4">Significado:</text:span></text:span><text:span text:style-name="T4"> El Certificado EFR (Empresa Familiarmente Responsable) es una distinción que se otorga a empresas que implementan políticas de conciliación de la vida laboral y personal. Este certificado es un reconocimiento a las buenas prácticas en la gestión de recursos humanos, especialmente en lo que respecta a la promoción de la igualdad de género, la flexibilidad horaria y la conciliación familiar.</text:span></text:p>
      <text:p text:style-name="Text_20_body"><text:span text:style-name="Strong_20_Emphasis"><text:span text:style-name="T4">Relación con los contenidos:</text:span></text:span><text:span text:style-name="T4"> El Certificado EFR está relacionado con la responsabilidad social empresarial (RSE) y la ética en la gestión empresarial. La implementación de políticas que favorecen la conciliación laboral y familiar demuestra un compromiso ético hacia el bienestar de los empleados, lo que puede mejorar la imagen y la reputación de la empresa en el mercado.</text:span></text:p>
      <text:h text:style-name="P10" text:outline-level="3">Resting-room</text:h>
      <text:p text:style-name="Text_20_body"><text:span text:style-name="Strong_20_Emphasis"><text:span text:style-name="T4">Significado:</text:span></text:span><text:span text:style-name="T4"> El término "resting-room" se refiere a espacios en el lugar de trabajo diseñados para que los empleados puedan descansar y recuperarse. Estos espacios pueden incluir áreas de descanso, salas de relajación o incluso zonas de meditación, y están destinados a fomentar el bienestar y la productividad de los empleados.</text:span></text:p>
      <text:p text:style-name="Text_20_body"><text:span text:style-name="Strong_20_Emphasis"><text:span text:style-name="T4">Relación con los contenidos:</text:span></text:span><text:span text:style-name="T4"> La inclusión de resting-rooms en un entorno laboral puede ser parte de la cultura organizacional que promueve el bienestar de los empleados. Al proporcionar espacios para el descanso y la recuperación, las empresas pueden mostrar su compromiso con la salud y el bienestar de su personal, lo cual es un aspecto fundamental de la ética empresarial y la RSE.</text:span></text:p>
      <text:h text:style-name="P10" text:outline-level="3">Código Conthe</text:h>
      <text:p text:style-name="Text_20_body"><text:span text:style-name="Strong_20_Emphasis"><text:span text:style-name="T4">Significado:</text:span></text:span><text:span text:style-name="T4"> El Código Conthe es un conjunto de normas y principios éticos que buscan regular la conducta de las empresas, especialmente en el ámbito de la gestión de su gobierno corporativo. Se centra en la transparencia, la responsabilidad y el buen gobierno, y establece pautas sobre cómo deben comportarse las empresas para evitar prácticas corruptas y promover la ética en los negocios.</text:span></text:p>
      <text:p text:style-name="Text_20_body"><text:span text:style-name="Strong_20_Emphasis"><text:span text:style-name="T4">Relación con los contenidos:</text:span></text:span><text:span text:style-name="T4"> El Código Conthe se relaciona directamente con la ética en la empresa y la importancia de tener un marco normativo que guíe el comportamiento organizacional. Su implementación puede ayudar a las empresas a desarrollar una cultura organizacional sólida y ética, alineándose con los principios de responsabilidad social y buenas prácticas en la gestión empresarial.</text:span></text:p>
      <text:h text:style-name="P15" text:outline-level="3"><text:soft-page-break/>Conclusión</text:h>
      <text:p text:style-name="P14">Estos términos reflejan diferentes aspectos de la gestión empresarial que están interrelacionados con la ética, la cultura organizacional y la responsabilidad social. Al abordar estos conceptos, es posible entender cómo se pueden implementar prácticas éticas y responsables en el ámbito laboral, lo que resulta en un ambiente de trabajo más saludable y sostenible.</text:p>
      <text:p text:style-name="P38"/>
      <text:p text:style-name="P38"/>
      <text:p text:style-name="P38"/>
      <text:p text:style-name="P38"/>
      <text:p text:style-name="P39">5. Las acciones concretas en materia de Responsabilidad Social Empresarial que me gustaria desarrollar en mi modelo de negocio.</text:p>
      <text:h text:style-name="P40" text:outline-level="3"><text:span text:style-name="T16">Acción: </text:span><text:span text:style-name="Strong_20_Emphasis"><text:span text:style-name="T16">Desarrollo de Software Accesible</text:span></text:span></text:h>
      <text:list text:style-name="L13">
        <text:list-header>
          <text:p text:style-name="P41"><text:span text:style-name="Strong_20_Emphasis"><text:span text:style-name="T4">Área:</text:span></text:span><text:span text:style-name="T4"> Innovación y Desarrollo.</text:span></text:p>
          <text:p text:style-name="P41"><text:span text:style-name="Strong_20_Emphasis"><text:span text:style-name="T4">Stakeholders:</text:span></text:span><text:span text:style-name="T4"> Clientes, empleados, comunidades locales.</text:span></text:p>
          <text:p text:style-name="P41"><text:span text:style-name="Strong_20_Emphasis"><text:span text:style-name="T4">Descripción:</text:span></text:span><text:span text:style-name="T4"> Desarrollar software accesible que cumpla con las normas de accesibilidad, permitiendo que personas con discapacidades puedan utilizar tus soluciones. Esto podría incluir opciones de personalización para mejorar la experiencia del usuario.</text:span></text:p>
          <text:p text:style-name="P41"><text:span text:style-name="Strong_20_Emphasis"><text:span text:style-name="T4">Recursos Necesarios:</text:span></text:span></text:p>
          <text:list>
            <text:list-header>
              <text:p text:style-name="P41"><text:span text:style-name="Strong_20_Emphasis"><text:span text:style-name="T4">Conocimientos técnicos:</text:span></text:span><text:span text:style-name="T4"> Formación en accesibilidad y usabilidad.</text:span></text:p>
              <text:p text:style-name="P41"><text:span text:style-name="Strong_20_Emphasis"><text:span text:style-name="T4">Colaboraciones:</text:span></text:span><text:span text:style-name="T4"> Asociaciones con organizaciones que trabajan con personas con discapacidades para obtener feedback.</text:span></text:p>
              <text:p text:style-name="P42"><text:span text:style-name="Strong_20_Emphasis"><text:span text:style-name="T4">Financieros:</text:span></text:span><text:span text:style-name="T4"> Inversión en formación y adaptación de software.</text:span></text:p>
            </text:list-header>
          </text:list>
        </text:list-header>
      </text:list>
      <text:h text:style-name="Heading_20_3" text:outline-level="3"><text:span text:style-name="T4">Acción: </text:span><text:span text:style-name="Strong_20_Emphasis"><text:span text:style-name="T4">Iniciativas de Capacitación para Clientes</text:span></text:span></text:h>
      <text:list text:style-name="L14">
        <text:list-header>
          <text:p text:style-name="P43"><text:span text:style-name="Strong_20_Emphasis"><text:span text:style-name="T4">Área:</text:span></text:span><text:span text:style-name="T4"> Recursos Humanos y Capacitación.</text:span></text:p>
          <text:p text:style-name="P43"><text:span text:style-name="Strong_20_Emphasis"><text:span text:style-name="T4">Stakeholders:</text:span></text:span><text:span text:style-name="T4"> Clientes, empleados.</text:span></text:p>
          <text:p text:style-name="P43"><text:span text:style-name="Strong_20_Emphasis"><text:span text:style-name="T4">Descripción:</text:span></text:span><text:span text:style-name="T4"> Ofrecer programas de capacitación para ayudar a tus clientes a maximizar el uso de su software. Esto puede incluir talleres, webinars o tutoriales online sobre mejores prácticas.</text:span></text:p>
          <text:p text:style-name="P43"><text:span text:style-name="Strong_20_Emphasis"><text:span text:style-name="T4">Recursos Necesarios:</text:span></text:span></text:p>
          <text:list>
            <text:list-header>
              <text:p text:style-name="P43"><text:span text:style-name="Strong_20_Emphasis"><text:span text:style-name="T4">Materiales:</text:span></text:span><text:span text:style-name="T4"> Creación de contenido educativo (presentaciones, vídeos).</text:span></text:p>
              <text:p text:style-name="P43"><text:span text:style-name="Strong_20_Emphasis"><text:span text:style-name="T4">Colaboraciones:</text:span></text:span><text:span text:style-name="T4"> Expertos en formación o educadores.</text:span></text:p>
              <text:p text:style-name="P44"><text:span text:style-name="Strong_20_Emphasis"><text:span text:style-name="T4">Financieros:</text:span></text:span><text:span text:style-name="T4"> Presupuesto para desarrollar y promocionar el programa.</text:span></text:p>
            </text:list-header>
          </text:list>
        </text:list-header>
      </text:list>
      <text:h text:style-name="Heading_20_3" text:outline-level="3"><text:span text:style-name="T4">Acción: </text:span><text:span text:style-name="Strong_20_Emphasis"><text:span text:style-name="T4">Implementación de Políticas de Trabajo Flexible</text:span></text:span></text:h>
      <text:list text:style-name="L15">
        <text:list-header>
          <text:p text:style-name="P45"><text:span text:style-name="Strong_20_Emphasis"><text:span text:style-name="T4">Área:</text:span></text:span><text:span text:style-name="T4"> Recursos Humanos.</text:span></text:p>
          <text:p text:style-name="P45"><text:span text:style-name="Strong_20_Emphasis"><text:span text:style-name="T4">Stakeholders:</text:span></text:span><text:span text:style-name="T4"> Empleados, comunidades locales.</text:span></text:p>
          <text:p text:style-name="P45"><text:span text:style-name="Strong_20_Emphasis"><text:span text:style-name="T4">Descripción:</text:span></text:span><text:span text:style-name="T4"> Establecer políticas que permitan a los empleados trabajar desde casa o con horarios flexibles, lo que fomenta un equilibrio entre la vida laboral y personal.</text:span></text:p>
          <text:p text:style-name="P45"><text:span text:style-name="Strong_20_Emphasis"><text:span text:style-name="T4">Recursos Necesarios:</text:span></text:span></text:p>
          <text:list>
            <text:list-header>
              <text:p text:style-name="P45"><text:span text:style-name="Strong_20_Emphasis"><text:span text:style-name="T4">Infraestructura:</text:span></text:span><text:span text:style-name="T4"> Herramientas tecnológicas para el trabajo remoto (software de gestión de proyectos, comunicación).</text:span></text:p>
              <text:p text:style-name="P46"><text:span text:style-name="Strong_20_Emphasis"><text:span text:style-name="T4">Financieros:</text:span></text:span><text:span text:style-name="T4"> Potencial inversión en tecnología y recursos para implementar estas políticas.</text:span></text:p>
            </text:list-header>
          </text:list>
        </text:list-header>
      </text:list>
      <text:h text:style-name="Heading_20_3" text:outline-level="3"><text:span text:style-name="T4">Acción: </text:span><text:span text:style-name="Strong_20_Emphasis"><text:span text:style-name="T4">Compromiso con Proveedores Locales</text:span></text:span></text:h>
      <text:list text:style-name="L16">
        <text:list-header>
          <text:p text:style-name="P47"><text:span text:style-name="Strong_20_Emphasis"><text:span text:style-name="T4">Área:</text:span></text:span><text:span text:style-name="T4"> Cadena de Suministro.</text:span></text:p>
          <text:p text:style-name="P47"><text:span text:style-name="Strong_20_Emphasis"><text:span text:style-name="T4">Stakeholders:</text:span></text:span><text:span text:style-name="T4"> Proveedores, comunidades locales.</text:span></text:p>
          <text:p text:style-name="P47"><text:span text:style-name="Strong_20_Emphasis"><text:span text:style-name="T4">Descripción:</text:span></text:span><text:span text:style-name="T4"> Priorizar la contratación de proveedores locales para productos y servicios necesarios en tu negocio. Esto apoya la economía local y reduce la huella de carbono.</text:span></text:p>
          <text:p text:style-name="P47"><text:span text:style-name="Strong_20_Emphasis"><text:span text:style-name="T4">Recursos Necesarios:</text:span></text:span></text:p>
          <text:list>
            <text:list-header>
              <text:p text:style-name="P47"><text:span text:style-name="Strong_20_Emphasis"><text:span text:style-name="T4">Investigación:</text:span></text:span><text:span text:style-name="T4"> Identificación de proveedores locales.</text:span></text:p>
              <text:p text:style-name="P47"><text:span text:style-name="Strong_20_Emphasis"><text:span text:style-name="T4">Colaboraciones:</text:span></text:span><text:span text:style-name="T4"> Establecer relaciones y acuerdos con estos proveedores.</text:span></text:p>
              <text:p text:style-name="P48"><text:soft-page-break/><text:span text:style-name="Strong_20_Emphasis"><text:span text:style-name="T4">Financieros:</text:span></text:span><text:span text:style-name="T4"> Puede implicar un costo mayor en comparación con proveedores no locales, pero contribuye al bienestar de la comunidad.</text:span></text:p>
            </text:list-header>
          </text:list>
        </text:list-header>
      </text:list>
      <text:h text:style-name="Heading_20_3" text:outline-level="3"><text:span text:style-name="T4">Acción: </text:span><text:span text:style-name="Strong_20_Emphasis"><text:span text:style-name="T4">Programas de Mentoría y </text:span></text:span><text:span text:style-name="Strong_20_Emphasis"><text:span text:style-name="T17">Educación</text:span></text:span><text:span text:style-name="Strong_20_Emphasis"><text:span text:style-name="T4"> para Estudiantes </text:span></text:span><text:span text:style-name="Strong_20_Emphasis"><text:span text:style-name="T17">o personas interesadas</text:span></text:span></text:h>
      <text:list text:style-name="L17">
        <text:list-header>
          <text:p text:style-name="P49"><text:span text:style-name="Strong_20_Emphasis"><text:span text:style-name="T4">Área:</text:span></text:span><text:span text:style-name="T4"> Responsabilidad Social y Educación.</text:span></text:p>
          <text:p text:style-name="P49"><text:span text:style-name="Strong_20_Emphasis"><text:span text:style-name="T4">Stakeholders:</text:span></text:span><text:span text:style-name="T4"> Estudiantes, universidades, comunidades.</text:span></text:p>
          <text:p text:style-name="P49"><text:span text:style-name="Strong_20_Emphasis"><text:span text:style-name="T4">Descripción:</text:span></text:span><text:span text:style-name="T4"> Ofrecer programas o mentoría para estudiantes interesados en el desarrollo de software. Esto ayuda a formar nuevos talentos y fortalecer la comunidad.</text:span></text:p>
          <text:p text:style-name="P49"><text:span text:style-name="Strong_20_Emphasis"><text:span text:style-name="T4">Recursos Necesarios:</text:span></text:span></text:p>
          <text:list>
            <text:list-header>
              <text:p text:style-name="P49"><text:span text:style-name="Strong_20_Emphasis"><text:span text:style-name="T4">Tiempo:</text:span></text:span><text:span text:style-name="T4"> Inversión de tiempo de empleados para mentoría y formación.</text:span></text:p>
              <text:p text:style-name="P49"><text:span text:style-name="Strong_20_Emphasis"><text:span text:style-name="T4">Colaboraciones:</text:span></text:span><text:span text:style-name="T4"> Contacto con universidades o instituciones educativas para promocionar el programa.</text:span></text:p>
              <text:p text:style-name="P50"><text:span text:style-name="Strong_20_Emphasis"><text:span text:style-name="T4">Financieros:</text:span></text:span><text:span text:style-name="T4"> Posible inversión en programas de mentoría</text:span><text:span text:style-name="T18">s para las personas que están interesadas</text:span><text:span text:style-name="T4">.</text:span></text:p>
            </text:list-header>
          </text:list>
        </text:list-header>
      </text:list>
      <text:p text:style-name="P39"/>
      <text:p text:style-name="P39"/>
      <text:p text:style-name="P39"/>
      <text:p text:style-name="P39"/>
      <text:p text:style-name="P51">SEGUNDA ACTIVIDAD</text:p>
      <text:p text:style-name="P52">Plan de Empresa: Desarrollo de Software Personalizado para Empresas </text:p>
      <text:h text:style-name="P53" text:outline-level="3"><text:span text:style-name="T19">1. </text:span>Estudio del Entorno General</text:h>
      <text:h text:style-name="P54" text:outline-level="4">1.1 Análisis del Entorno Económico</text:h>
      <text:list text:style-name="L18">
        <text:list-header>
          <text:p text:style-name="P55"><text:span text:style-name="Strong_20_Emphasis"><text:span text:style-name="T4">Tendencias de crecimiento</text:span></text:span><text:span text:style-name="T4">: El sector de tecnología y software sigue creciendo, impulsado por la digitalización de procesos en empresas pequeñas y medianas.</text:span></text:p>
          <text:p text:style-name="P55"><text:span text:style-name="Strong_20_Emphasis"><text:span text:style-name="T4">Financiación</text:span></text:span><text:span text:style-name="T4">: Existen programas gubernamentales y fondos de inversión que apoyan startups tecnológicas.</text:span></text:p>
          <text:p text:style-name="P56"><text:span text:style-name="Strong_20_Emphasis"><text:span text:style-name="T4">Competencia</text:span></text:span><text:span text:style-name="T4">: Incremento de empresas de desarrollo de software, por lo que es necesario diferenciarse con un servicio de alta personalización y atención al cliente.</text:span></text:p>
        </text:list-header>
      </text:list>
      <text:h text:style-name="P54" text:outline-level="4">1.2 Análisis del Entorno Tecnológico</text:h>
      <text:list text:style-name="L19">
        <text:list-header>
          <text:p text:style-name="P57"><text:span text:style-name="Strong_20_Emphasis"><text:span text:style-name="T4">Innovaciones tecnológicas</text:span></text:span><text:span text:style-name="T4">: Desarrollo en tecnologías como inteligencia artificial y machine learning, que pueden incorporarse en las soluciones de software.</text:span></text:p>
          <text:p text:style-name="P58"><text:span text:style-name="Strong_20_Emphasis"><text:span text:style-name="T4">Infraestructura</text:span></text:span><text:span text:style-name="T4">: Aumento de la conectividad y el uso de la nube, lo que permite soluciones más escalables.</text:span></text:p>
        </text:list-header>
      </text:list>
      <text:h text:style-name="P54" text:outline-level="4">1.3 Análisis del Entorno Social</text:h>
      <text:list text:style-name="L20">
        <text:list-header>
          <text:p text:style-name="P59"><text:span text:style-name="Strong_20_Emphasis"><text:span text:style-name="T4">Demanda de personalización</text:span></text:span><text:span text:style-name="T4">: Las empresas buscan soluciones que se adapten a sus necesidades específicas, lo que favorece el desarrollo de software personalizado.</text:span></text:p>
          <text:p text:style-name="P60"><text:span text:style-name="Strong_20_Emphasis"><text:span text:style-name="T4">Preferencia por empresas responsables</text:span></text:span><text:span text:style-name="T4">: Los consumidores prefieren trabajar con empresas que tienen un compromiso social y ambiental</text:span></text:p>
        </text:list-header>
      </text:list>
      <text:p text:style-name="Text_20_body"><text:span text:style-name="T4"/></text:p>
      <text:p text:style-name="P61"><text:span text:style-name="T20">2. </text:span><text:span text:style-name="T4">Análisis DAFO</text:span></text:p>
      <table:table table:name="Tabla1" table:style-name="Tabla1">
        <table:table-column table:style-name="Tabla1.A" table:number-columns-repeated="4"/>
        <table:table-row>
          <table:table-cell table:style-name="Tabla1.A1" office:value-type="string">
            <text:p text:style-name="P62"><text:span text:style-name="T21">Fortalezas</text:span> </text:p>
          </table:table-cell>
          <table:table-cell table:style-name="Tabla1.A1" office:value-type="string">
            <text:p text:style-name="P62"><text:span text:style-name="T21">Debilidades</text:span> </text:p>
          </table:table-cell>
          <table:table-cell table:style-name="Tabla1.A1" office:value-type="string">
            <text:p text:style-name="P62"><text:span text:style-name="T21">Oportunidades</text:span> </text:p>
          </table:table-cell>
          <table:table-cell table:style-name="Tabla1.D1" office:value-type="string">
            <text:p text:style-name="P62"><text:span text:style-name="T21">Amenazas</text:span> </text:p>
          </table:table-cell>
        </table:table-row>
        <table:table-row>
          <table:table-cell table:style-name="Tabla1.A2" office:value-type="string">
            <text:p text:style-name="P62">Alta personalización del servicio </text:p>
          </table:table-cell>
          <table:table-cell table:style-name="Tabla1.A2" office:value-type="string">
            <text:p text:style-name="P62">Recursos limitados en la fase inicial </text:p>
          </table:table-cell>
          <table:table-cell table:style-name="Tabla1.A2" office:value-type="string">
            <text:p text:style-name="P62">Creciente demanda de digitalización </text:p>
          </table:table-cell>
          <table:table-cell table:style-name="Tabla1.D2" office:value-type="string">
            <text:p text:style-name="P62">Alta competencia en el sector </text:p>
          </table:table-cell>
        </table:table-row>
        <table:table-row>
          <table:table-cell table:style-name="Tabla1.A2" office:value-type="string">
            <text:p text:style-name="P62">Conocimiento del sector </text:p>
          </table:table-cell>
          <table:table-cell table:style-name="Tabla1.A2" office:value-type="string">
            <text:p text:style-name="P62">Falta de visibilidad de marca </text:p>
          </table:table-cell>
          <table:table-cell table:style-name="Tabla1.A2" office:value-type="string">
            <text:p text:style-name="P62">Posibilidad de colaboración con otras startups </text:p>
          </table:table-cell>
          <table:table-cell table:style-name="Tabla1.D2" office:value-type="string">
            <text:p text:style-name="P62">Cambios en regulaciones tecnológicas </text:p>
          </table:table-cell>
        </table:table-row>
        <table:table-row table:style-name="Tabla1.4">
          <table:table-cell table:style-name="Tabla1.A2" office:value-type="string">
            <text:p text:style-name="P62">Capacitación técnica del equipo </text:p>
          </table:table-cell>
          <table:table-cell table:style-name="Tabla1.A2" office:value-type="string">
            <text:p text:style-name="P62">Dependencia de un número limitado de clientes iniciales </text:p>
          </table:table-cell>
          <table:table-cell table:style-name="Tabla1.A2" office:value-type="string">
            <text:p text:style-name="P62">Interés de las empresas por la RSE </text:p>
          </table:table-cell>
          <table:table-cell table:style-name="Tabla1.D2" office:value-type="string">
            <text:p text:style-name="P63">Crisis económicas que afecten presupuestos de clientes</text:p>
            <text:p text:style-name="P62"><text:soft-page-break/></text:p>
          </table:table-cell>
        </table:table-row>
      </table:table>
      <text:p text:style-name="P61"/>
      <text:p text:style-name="P64">El análisis DAFO ayuda a las empresas a entender su situación actual y a desarrollar estrategias para mejorar su rendimiento y alcanzar sus objetivos. </text:p>
      <text:p text:style-name="P64"/>
      <text:p text:style-name="P64"/>
      <text:p text:style-name="P64"/>
      <text:p text:style-name="P65">3. Filosofía de empresa</text:p>
      <text:p text:style-name="P66"><text:span text:style-name="Strong_20_Emphasis"><text:span text:style-name="T22">Misión</text:span></text:span><text:span text:style-name="Strong_20_Emphasis"><text:span text:style-name="T16">:</text:span></text:span><text:span text:style-name="T16"> Mi (nuestra) misión es crear software de alta calidad y accesible que optimice y mejore el día a día de las empresas. Nos comprometemos a entender las necesidades de nuestros clientes para ofrecer soluciones personalizadas que les ayuden a alcanzar sus objetivos de negocio.</text:span></text:p>
      <text:p text:style-name="Text_20_body"><text:span text:style-name="Strong_20_Emphasis"><text:span text:style-name="T23">Valores:</text:span></text:span></text:p>
      <text:list text:style-name="L21">
        <text:list-item>
          <text:p text:style-name="P67"><text:span text:style-name="Strong_20_Emphasis"><text:span text:style-name="T23">Calidad:</text:span></text:span><text:span text:style-name="T23"> Nos esforzamos por ofrecer productos y servicios que cumplan con los más altos estándares de calidad.</text:span></text:p>
        </text:list-item>
        <text:list-item>
          <text:p text:style-name="P67"><text:span text:style-name="Strong_20_Emphasis"><text:span text:style-name="T23">Accesibilidad:</text:span></text:span><text:span text:style-name="T23"> Creemos que la tecnología debe estar al alcance de todos. Diseñamos software que sea fácil de usar y accesible para todos los usuarios.</text:span></text:p>
        </text:list-item>
        <text:list-item>
          <text:p text:style-name="P67"><text:span text:style-name="Strong_20_Emphasis"><text:span text:style-name="T23">Innovación:</text:span></text:span><text:span text:style-name="T23"> Fomentamos un ambiente creativo donde se valore la innovación y se busquen soluciones novedosas para resolver problemas comunes.</text:span></text:p>
        </text:list-item>
        <text:list-item>
          <text:p text:style-name="P67"><text:span text:style-name="Strong_20_Emphasis"><text:span text:style-name="T23">Colaboración:</text:span></text:span><text:span text:style-name="T23"> Trabajamos en estrecha colaboración con nuestros clientes, valorando su opinión y adaptando nuestras soluciones a sus necesidades específicas.</text:span></text:p>
        </text:list-item>
        <text:list-item>
          <text:p text:style-name="P68"><text:span text:style-name="Strong_20_Emphasis"><text:span text:style-name="T23">Responsabilidad Social:</text:span></text:span><text:span text:style-name="T23"> Estamos comprometidos con prácticas empresariales responsables y sostenibles que beneficien a la comunidad y al medio ambiente.</text:span></text:p>
        </text:list-item>
      </text:list>
      <text:p text:style-name="Text_20_body"><text:span text:style-name="Strong_20_Emphasis"><text:span text:style-name="T23">Visión:</text:span></text:span><text:span text:style-name="T23"> Ser reconocidos como la empresa de referencia en el desarrollo de software personalizado para pequeñas y medianas empresas, siendo un socio estratégico que impulsa su crecimiento a través de soluciones tecnológicas innovadoras y accesibles.</text:span></text:p>
      <text:h text:style-name="P10" text:outline-level="3">Identidad Visual</text:h>
      <text:p text:style-name="Text_20_body"><text:span text:style-name="Strong_20_Emphasis"><text:span text:style-name="T23">Logotipo:</text:span></text:span><text:span text:style-name="T23"> El logotipo de nuestra empresa incluirá un gráfico que simbolice el crecimiento, tal vez una flecha ascendente o un gráfico de barras, en colores azul y blanco. Este diseño representará la aspiración de nuestros clientes a crecer y mejorar su eficiencia a través de nuestras soluciones.</text:span></text:p>
      <text:p text:style-name="Text_20_body"><text:span text:style-name="Strong_20_Emphasis"><text:span text:style-name="T23">Colores:</text:span></text:span></text:p>
      <text:list text:style-name="L22">
        <text:list-item>
          <text:p text:style-name="P69"><text:span text:style-name="Strong_20_Emphasis"><text:span text:style-name="T23">Blanco:</text:span></text:span><text:span text:style-name="T23"> Simboliza claridad, simplicidad y confianza.</text:span></text:p>
        </text:list-item>
        <text:list-item>
          <text:p text:style-name="P70"><text:span text:style-name="Strong_20_Emphasis"><text:span text:style-name="T23">Azul:</text:span></text:span><text:span text:style-name="T23"> Representa la profesionalidad, la estabilidad y la tecnología.</text:span></text:p>
        </text:list-item>
      </text:list>
      <text:p text:style-name="Text_20_body"><text:span text:style-name="Strong_20_Emphasis"><text:span text:style-name="T23">Papelería:</text:span></text:span><text:span text:style-name="T23"> La papelería de la empresa incluirá tarjetas de presentación, papelería oficial y propuestas de proyecto que mantendrán la identidad visual con los colores y el logotipo, ofreciendo un aspecto coherente y profesional.</text:span></text:p>
      <text:p text:style-name="Text_20_body"><text:span text:style-name="Strong_20_Emphasis"><text:span text:style-name="T23">Vestimenta:</text:span></text:span><text:span text:style-name="T23"> El equipo llevará vestimenta casual pero profesional, con camisetas o chaquetas que incorporen el logotipo de la empresa, reforzando la imagen de marca y la cohesión del equipo.</text:span></text:p>
      <text:h text:style-name="P10" text:outline-level="3">Declaración de Intenciones en Responsabilidad Social Empresarial (RSE)</text:h>
      <text:p text:style-name="P71">Como emprendedores, tenemos la firme intención de ser socialmente responsables. Nuestros objetivos incluyen:</text:p>
      <text:list text:style-name="L23">
        <text:list-item>
          <text:p text:style-name="P72"><text:soft-page-break/><text:span text:style-name="Strong_20_Emphasis"><text:span text:style-name="T23">Desarrollo de software sostenible:</text:span></text:span><text:span text:style-name="T23"> Crear soluciones que sean eficientes y reduzcan el impacto ambiental, fomentando el uso de tecnologías que minimicen el consumo de recursos.</text:span></text:p>
        </text:list-item>
        <text:list-item>
          <text:p text:style-name="P72"><text:span text:style-name="Strong_20_Emphasis"><text:span text:style-name="T23">Educación y formación:</text:span></text:span><text:span text:style-name="T23"> Ofrecer talleres y recursos educativos sobre tecnología y digitalización para ayudar a las pequeñas y medianas empresas a adaptarse a la era digital.</text:span></text:p>
        </text:list-item>
        <text:list-item>
          <text:p text:style-name="P72"><text:span text:style-name="Strong_20_Emphasis"><text:span text:style-name="T23">Colaboraciones con ONGs:</text:span></text:span><text:span text:style-name="T23"> Establecer alianzas con organizaciones sin fines de lucro para desarrollar soluciones de software que beneficien a la comunidad y aborden problemas sociales.</text:span></text:p>
        </text:list-item>
        <text:list-item>
          <text:p text:style-name="P73"><text:span text:style-name="Strong_20_Emphasis"><text:span text:style-name="T23">Diversidad e Inclusión:</text:span></text:span><text:span text:style-name="T23"> Promover un entorno de trabajo inclusivo y diverso, fomentando la igualdad de oportunidades en nuestra empresa y en los proyectos que realizamos.</text:span></text:p>
        </text:list-item>
      </text:list>
      <text:p text:style-name="P74"><text:span text:style-name="T16">Con estos principios, buscamos no solo ser un negocio rentable, sino también un agente de cambio positivo en la sociedad. </text:span></text:p>
      <text:p text:style-name="P75"/>
      <text:p text:style-name="P76"><text:span text:style-name="T24">4. D</text:span><text:span text:style-name="T25">eclaración de intenciones</text:span></text:p>
      <text:h text:style-name="P77" text:outline-level="3">Declaración de Intenciones sobre Responsabilidad Social Empresarial (RSE)</text:h>
      <text:p text:style-name="P14">Como emprendedor en el sector del desarrollo de software, <text:span text:style-name="T24">yo Alexey Suzdalenko,</text:span> <text:span text:style-name="T24">mi</text:span> intención es ser socialmente responsable, reconociendo que el éxito empresarial no se mide solo en términos de beneficios económicos, sino también por nuestro impacto en la sociedad y el medio ambiente. Creemos que es fundamental adoptar prácticas que promuevan la sostenibilidad, la inclusión y el desarrollo comunitario.</text:p>
      <text:h text:style-name="P54" text:outline-level="4">Áreas y Acciones de RSE</text:h>
      <text:list text:style-name="L24">
        <text:list-item>
          <text:p text:style-name="P78"><text:span text:style-name="Strong_20_Emphasis"><text:span text:style-name="T4">Sostenibilidad Ambiental:</text:span></text:span></text:p>
          <text:list>
            <text:list-header>
              <text:p text:style-name="P79"><text:span text:style-name="Strong_20_Emphasis"><text:span text:style-name="T4">Desarrollo de Software Eficiente:</text:span></text:span><text:span text:style-name="T4"> Nos comprometemos a crear soluciones que optimicen el uso de recursos tecnológicos, reduciendo el consumo energético y promoviendo el uso de tecnologías sostenibles.</text:span></text:p>
              <text:p text:style-name="P79"><text:span text:style-name="Strong_20_Emphasis"><text:span text:style-name="T4">Implementación de Prácticas Ecológicas:</text:span></text:span><text:span text:style-name="T4"> Adoptaremos políticas de reducción de papel y reciclaje en nuestra oficina, así como el uso de herramientas digitales que minimicen nuestro impacto ambiental.</text:span></text:p>
            </text:list-header>
          </text:list>
        </text:list-item>
        <text:list-item>
          <text:p text:style-name="P78"><text:span text:style-name="Strong_20_Emphasis"><text:span text:style-name="T4">Educación y Capacitación:</text:span></text:span></text:p>
          <text:list>
            <text:list-header>
              <text:p text:style-name="P79"><text:span text:style-name="Strong_20_Emphasis"><text:span text:style-name="T4">Talleres de Formación:</text:span></text:span><text:span text:style-name="T4"> Ofreceremos talleres y cursos gratuitos sobre software y digitalización para pequeñas y medianas empresas, ayudando a nuestros clientes a mejorar sus habilidades tecnológicas.</text:span></text:p>
              <text:p text:style-name="P79"><text:span text:style-name="Strong_20_Emphasis"><text:span text:style-name="T4">Mentoría a Nuevos Emprendedores:</text:span></text:span><text:span text:style-name="T4"> Nos proponemos ser un recurso para nuevos emprendedores, brindando orientación y apoyo a aquellos que buscan iniciar sus propios negocios en el ámbito tecnológico.</text:span></text:p>
            </text:list-header>
          </text:list>
        </text:list-item>
        <text:list-item>
          <text:p text:style-name="P78"><text:span text:style-name="Strong_20_Emphasis"><text:span text:style-name="T4">Colaboración Comunitaria:</text:span></text:span></text:p>
          <text:list>
            <text:list-header>
              <text:p text:style-name="P79"><text:span text:style-name="Strong_20_Emphasis"><text:span text:style-name="T4">Alianzas con ONGs:</text:span></text:span><text:span text:style-name="T4"> Buscaremos colaborar con organizaciones sin fines de lucro para desarrollar software que aborde problemas sociales específicos, como la educación y la salud.</text:span></text:p>
              <text:p text:style-name="P79"><text:span text:style-name="Strong_20_Emphasis"><text:span text:style-name="T4">Proyectos de Voluntariado:</text:span></text:span><text:span text:style-name="T4"> Fomentaremos la participación de nuestros empleados en actividades de voluntariado, dedicando tiempo y recursos a causas locales que marquen una diferencia positiva en nuestra comunidad.</text:span></text:p>
            </text:list-header>
          </text:list>
        </text:list-item>
        <text:list-item>
          <text:p text:style-name="P78"><text:span text:style-name="Strong_20_Emphasis"><text:span text:style-name="T4">Diversidad e Inclusión:</text:span></text:span></text:p>
          <text:list>
            <text:list-header>
              <text:p text:style-name="P79"><text:span text:style-name="Strong_20_Emphasis"><text:span text:style-name="T4">Entorno Inclusivo:</text:span></text:span><text:span text:style-name="T4"> Nos comprometemos a construir un equipo diverso, donde todas las voces sean escuchadas y se valore la igualdad de oportunidades en el ámbito laboral.</text:span></text:p>
              <text:p text:style-name="P78"><text:soft-page-break/><text:span text:style-name="Strong_20_Emphasis"><text:span text:style-name="T4">Políticas de Igualdad:</text:span></text:span><text:span text:style-name="T4"> Implementaremos políticas que promuevan la igualdad de género y la diversidad cultural en nuestra empresa, garantizando un ambiente de trabajo equitativo.</text:span></text:p>
            </text:list-header>
          </text:list>
        </text:list-item>
      </text:list>
      <text:p text:style-name="P14">Con esta declaración de intenciones, buscamos <text:span text:style-name="T24">(y busco como emprendedor)</text:span> no solo ser un referente en el desarrollo de software de calidad, sino también un ejemplo de cómo las empresas pueden contribuir de manera significativa a la sociedad. Estamos convencidos de que, al integrar la responsabilidad social en nuestro modelo de negocio, no solo mejoraremos nuestra reputación y fortaleceremos nuestras relaciones con los stakeholders, sino que también crearemos un impacto positivo que beneficie a todos.</text:p>
      <text:p text:style-name="P8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gency FB" svg:font-family="'Agency FB'" style:font-family-generic="swiss" style:font-pitch="variable"/>
    <style:font-face style:name="Alef" svg:font-family="Alef" style:font-pitch="variable"/>
    <style:font-face style:name="Algerian" svg:font-family="Algerian" style:font-family-generic="decorative" style:font-pitch="variable"/>
    <style:font-face style:name="Cascadia Mono Light" svg:font-family="'Cascadia Mono Light'" style:font-family-generic="modern" style:font-pitch="fixed"/>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3cm" fo:margin-bottom="0.3cm" fo:margin-left="0.3cm" fo:margin-right="0.3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6T23:27:30.637000000</meta:creation-date>
    <dc:date>2024-10-27T12:24:57.450000000</dc:date>
    <meta:editing-duration>PT12H57M12S</meta:editing-duration>
    <meta:editing-cycles>30</meta:editing-cycles>
    <meta:generator>LibreOffice/24.8.2.1$Windows_X86_64 LibreOffice_project/0f794b6e29741098670a3b95d60478a65d05ef13</meta:generator>
    <meta:print-date>2024-10-27T12:25:20.913000000</meta:print-date>
    <meta:printed-by>Archivos PDF</meta:printed-by>
    <meta:document-statistic meta:table-count="1" meta:image-count="0" meta:object-count="0" meta:page-count="9" meta:paragraph-count="216" meta:word-count="3064" meta:character-count="20375" meta:non-whitespace-character-count="17635"/>
  </office:meta>
</office:document-meta>
</file>